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fo:background-color="transparent" style:font-size-asian="15pt" style:font-size-complex="15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paragraph-rsid="000a2ff7" fo:background-color="transparent" style:font-size-asian="15pt" style:font-size-complex="15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rsid="000c57e5" officeooo:paragraph-rsid="000c57e5" fo:background-color="transparent" style:font-size-asian="15pt" style:font-size-complex="15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a2ff7" officeooo:paragraph-rsid="000a2ff7" fo:background-color="transparent" style:font-size-asian="15pt" style:font-size-complex="15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c72a4" officeooo:paragraph-rsid="000c72a4" fo:background-color="transparent" style:font-size-asian="15pt" style:font-size-complex="15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fo:background-color="transparent" style:font-size-asian="15pt" style:font-size-complex="15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none" officeooo:rsid="000c57e5" officeooo:paragraph-rsid="000c57e5" fo:background-color="transparent" style:font-size-asian="15pt" style:font-size-complex="15pt"/>
    </style:style>
    <style:style style:name="P8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P9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c72a4" officeooo:paragraph-rsid="000c72a4" fo:background-color="transparent" style:font-size-asian="19.25pt" style:font-size-complex="22pt"/>
    </style:style>
    <style:style style:name="P10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bcf50" officeooo:paragraph-rsid="000bcf50" fo:background-color="transparent" style:font-size-asian="15.75pt" style:font-size-complex="18pt"/>
    </style:style>
    <style:style style:name="P11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none" officeooo:rsid="000bcf50" officeooo:paragraph-rsid="000bcf50" fo:background-color="transparent" style:font-size-asian="15.75pt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P1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bcf50" officeooo:paragraph-rsid="000f8a55" fo:background-color="transparent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2fab"/>
    </style:style>
    <style:style style:name="T3" style:family="text">
      <style:text-properties officeooo:rsid="000f8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EDITS</text:p>
      <text:p text:style-name="P8"/>
      <text:p text:style-name="P8"/>
      <text:p text:style-name="P10">Project Lead, Programming and Concept</text:p>
      <text:p text:style-name="P11">Eliot L. Carney-Seim</text:p>
      <text:p text:style-name="P10">Graphic Artist and Visual Lead</text:p>
      <text:p text:style-name="P11">Bryan Tong</text:p>
      <text:p text:style-name="P10">Music</text:p>
      <text:p text:style-name="P11">Faisal Mahmood</text:p>
      <text:p text:style-name="P11"/>
      <text:p text:style-name="P13"><text:span text:style-name="T3">QA Testers</text:span></text:p>
      <text:p text:style-name="P11">Pierce Harper, Elwin Wang, Thomas Wise, <text:span text:style-name="T2">Melissa Lauten</text:span></text:p>
      <text:p text:style-name="P8"/>
      <text:p text:style-name="P2">Programming</text:p>
      <text:p text:style-name="P4">Special Gfx Fx by:</text:p>
      <text:p text:style-name="P6">http://zamraky.cz/projects/pgext/ PGext by <text:span text:style-name="T1">Josef</text:span> <text:span text:style-name="T1">Vanžura</text:span> </text:p>
      <text:p text:style-name="P5">Engine:</text:p>
      <text:p text:style-name="P5">Pygame – by Pete Shinners and the pygame community.</text:p>
      <text:p text:style-name="P6"/>
      <text:p text:style-name="P1">Font</text:p>
      <text:p text:style-name="P6">http://www.dafont.com/gus-thessalos.d2811 - by <text:span text:style-name="T1">Gus</text:span> <text:span text:style-name="T1">Thessalos</text:span></text:p>
      <text:p text:style-name="P6"><text:tab/></text:p>
      <text:p text:style-name="P3">Testers</text:p>
      <text:p text:style-name="P7">Jonathan Remington, Ben Feldman, Ruofei Yang, Daniel Nabugornov, Gloria Ngo, David Mirowski</text:p>
      <text:p text:style-name="P9"/>
      <text:p text:style-name="P9">Special Thanks . . .</text:p>
      <text:p text:style-name="P9">To all of our Friends and Family who've supported</text:p>
      <text:p text:style-name="P9">us and this crazy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18T23:36:02.916997298</meta:creation-date>
    <dc:date>2013-07-22T23:22:18.401025909</dc:date>
    <dc:creator>Eliot Carney-Seim</dc:creator>
    <meta:editing-duration>PT18M49S</meta:editing-duration>
    <meta:editing-cycles>6</meta:editing-cycles>
    <meta:generator>LibreOffice/4.1.0.1$Linux_X86_64 LibreOffice_project/410$Build-1</meta:generator>
    <meta:document-statistic meta:table-count="0" meta:image-count="0" meta:object-count="0" meta:page-count="1" meta:paragraph-count="22" meta:word-count="86" meta:character-count="590" meta:non-whitespace-character-count="521"/>
  </office:meta>
</office:document-meta>
</file>